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rReceivingTransportHandler.readMessages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ReceivingTransportHandler.getTrans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ReceivingTransportHandler.getRespon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